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01aca11" fo:hyphenate="false" fo:hyphenation-remain-char-count="2" fo:hyphenation-push-char-count="2" loext:hyphenation-no-caps="false"/>
    </style:style>
    <style:style style:name="P2" style:family="paragraph" style:parent-style-name="n7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1aca11" fo:hyphenate="false" fo:hyphenation-remain-char-count="2" fo:hyphenation-push-char-count="2" loext:hyphenation-no-caps="false"/>
    </style:style>
    <style:style style:name="P3" style:family="paragraph" style:parent-style-name="p1">
      <style:text-properties style:font-name="Arial1" fo:font-size="10pt" officeooo:paragraph-rsid="001aca11" style:font-size-asian="10pt" style:font-size-complex="10pt"/>
    </style:style>
    <style:style style:name="P4" style:family="paragraph" style:parent-style-name="p1">
      <style:text-properties style:font-name="Arial1" fo:font-size="10pt" officeooo:paragraph-rsid="001e630f" style:font-size-asian="10pt" style:font-size-complex="10pt"/>
    </style:style>
    <style:style style:name="P5" style:family="paragraph" style:parent-style-name="n3" style:list-style-name="">
      <loext:graphic-properties draw:fill="none"/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1aca11" fo:hyphenate="false" fo:hyphenation-remain-char-count="2" fo:hyphenation-push-char-count="2" loext:hyphenation-no-caps="false"/>
    </style:style>
    <style:style style:name="P6" style:family="paragraph" style:parent-style-name="tx1" style:list-style-name="">
      <style:paragraph-properties fo:margin-left="0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officeooo:paragraph-rsid="001aca11"/>
    </style:style>
    <style:style style:name="P7" style:family="paragraph" style:parent-style-name="p1" style:list-style-name="L1">
      <style:text-properties style:font-name="Arial1" fo:font-size="10pt" officeooo:paragraph-rsid="001aca11" style:font-size-asian="10pt" style:font-size-complex="10pt"/>
    </style:style>
    <style:style style:name="P8" style:family="paragraph" style:parent-style-name="p1" style:list-style-name="L2">
      <style:text-properties style:font-name="Arial1" fo:font-size="10pt" officeooo:paragraph-rsid="001aca11" style:font-size-asian="10pt" style:font-size-complex="10pt"/>
    </style:style>
    <style:style style:name="P9" style:family="paragraph" style:parent-style-name="p1">
      <style:text-properties style:font-name="Arial1" fo:font-size="10pt" officeooo:paragraph-rsid="001aca11" style:font-size-asian="10pt" style:font-size-complex="10pt"/>
    </style:style>
    <style:style style:name="P10" style:family="paragraph" style:parent-style-name="p1">
      <style:text-properties style:font-name="Arial1" fo:font-size="10pt" officeooo:paragraph-rsid="002432b4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32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Tarefa 2. Realizar consultas con datos de máis dunha táboa utilizando unha composición interna, externa e dunha táboa consigo mesma.</text:h>
      <text:h text:style-name="P6" text:outline-level="2"/>
      <text:p text:style-name="P1">Sobre a base de datos traballadores</text:p>
      <text:list xml:id="list2467826809" text:style-name="L1">
        <text:list-item>
          <text:p text:style-name="P7"><text:span text:style-name="T2">Tarefa 2.1.</text:span> Seleccionar o número e nome de departamento, xunto co nome do director, para os departamentos independentes, é dicir, que non dependen de ningún outro departamento.</text:p>
        </text:list-item>
      </text:list>
      <text:p text:style-name="P4">SELECT depNumero, depNome, empNome<text:line-break/>FROM departamento<text:line-break/>INNER JOIN empregado ON depDirector = empNumero;</text:p>
      <text:list xml:id="list95829413783036" text:continue-numbering="true" text:style-name="L1">
        <text:list-item>
          <text:p text:style-name="P7"><text:span text:style-name="T2">Tarefa 2.2.</text:span> Mostrar nome (só nome, sen apelidos) e enderezo do <text:span text:style-name="T1">centro</text:span> ao que pertence o departamento no que traballa, dos empregados cun nome (sen ter en conta os apelidos) que empece por 'A'.</text:p>
        </text:list-item>
      </text:list>
      <text:p text:style-name="P3">SELECT cenNome, cenEnderezo, empNome<text:line-break/>FROM centro<text:line-break/>INNER JOIN empregado ON empDepartamento<text:line-break/> WHERE empNome LIKE 'A%';</text:p>
      <text:list xml:id="list95828194248275" text:continue-numbering="true" text:style-name="L1">
        <text:list-item>
          <text:p text:style-name="P7"><text:span text:style-name="T2">Tarefa 2.3.</text:span> Seleccionar para todos os empregados que non son directores, o nome de departamento no que traballa, o seu nome e salario, o nome e salario do director do seu departamento, e a diferenza do seu salario e o salario do director do departamento. Ordenar o resultado polo nome do departamento.</text:p>
        </text:list-item>
      </text:list>
      <text:p text:style-name="P3"><text:s/>SELECT dep.depNome, emp.empNome, emp.empSalario, dep.depDirector = emp2.empNumero AS depDirector, emp2.empSalario AS salarioDirector<text:line-break/>FROM empregado AS emp<text:line-break/>LEFT JOIN departamento AS dep ON (emp.empNumero = depDirector)<text:line-break/>INNER JOIN empregado AS emp2 ON (emp2.empNumero = depDirector)<text:line-break/>WHERE depNome IS NOT NULL;</text:p>
      <text:list xml:id="list95827947574085" text:continue-numbering="true" text:style-name="L1">
        <text:list-item>
          <text:p text:style-name="P7">Solicítase esta información para facer un estudio da diferenza de salarios entre os directores dos departamento e os traballadores que traballan no departamento.</text:p>
        </text:list-item>
        <text:list-item>
          <text:p text:style-name="P7"><text:span text:style-name="T2">Tarefa 2.4.</text:span> Mostrar o número, nome e salario de todos os empregados que teñen un salario maior que o salario do empregado número 180. Engadir na lista de selección unha columna para mostrar o salario do empregado número 180.</text:p>
        </text:list-item>
      </text:list>
      <text:p text:style-name="P3">SELECT emp.empNumero, emp.empNome, emp.empSalario, emp180.empSalario AS salarioEmp180 <text:line-break/>FROM empregado AS emp<text:line-break/>INNER JOIN empregado AS emp180 ON emp.empSalario &gt; emp180.empSalario<text:line-break/>WHERE emp180.empNumero = 180;</text:p>
      <text:p text:style-name="P1"/>
      <text:p text:style-name="P2">Sobre a base de datos tendaBD</text:p>
      <text:list xml:id="list685467381" text:style-name="L2">
        <text:list-item>
          <text:p text:style-name="P8"><text:span text:style-name="T2">Tarefa 2.5.</text:span> Para todos os clientes con identificador inferior ou igual a 10, seleccionar os datos das vendas que se lle fixeron. Hai que mostrar para cada venda, o identificador do cliente, apelidos, nome e data de venda. Se a algún deses clientes non se lle fixo ningunha venda, deberá aparecer na lista co seu identificador, nome, apelidos, e o texto 'SEN COMPRAS' na columna da data da venda.</text:p>
        </text:list-item>
      </text:list>
      <text:p text:style-name="P3">SELECT C.clt_id, C.clt_apelidos, C.clt_nome, ifnull(V.ven_data, 'SEN COMPRAS') AS data_venda<text:line-break/>FROM clientes AS C<text:line-break/>LEFT JOIN vendas AS V ON C.clt_id = V.ven_cliente<text:line-break/>WHERE clt_id &lt;= 10</text:p>
      <text:p text:style-name="P3"/>
      <text:list xml:id="list95829337371094" text:continue-numbering="true" text:style-name="L2">
        <text:list-item>
          <text:p text:style-name="P8"><text:soft-page-break/><text:span text:style-name="T2">Tarefa 2.6.</text:span> Seleccionar os nomes das provincias nas que non temos ningún cliente.</text:p>
        </text:list-item>
      </text:list>
      <text:p text:style-name="P10"><text:span text:style-name="T3">NO SE PUEDE HACER</text:span></text:p>
      <text:list xml:id="list95829566045760" text:continue-numbering="true" text:style-name="L2">
        <text:list-item>
          <text:p text:style-name="P8"><text:span text:style-name="T2">Tarefa 2.7.</text:span> Seleccionar o código (<text:span text:style-name="T1">emp_id</text:span>), apelidos e nome de todos os empregados. Engadir unha columna na lista de selección, co alias Vendas, na que se mostre o literal 'Si' <text:s/>se o empregado fixo algunha venda, ou o literal 'Non' no caso de que aínda non fixera ningunha venda.</text:p>
        </text:list-item>
      </text:list>
      <text:p text:style-name="P3">SELECT <text:tab/>emp_id, emp_apelidos, emp_nome, <text:line-break/><text:tab/><text:tab/>if(emp_id = <text:s/>ven_empregado, 'SI', 'NO') AS Vendas<text:line-break/>FROM empregados, vendas;</text:p>
      <text:list xml:id="list95827946754978" text:continue-numbering="true" text:style-name="L2">
        <text:list-item>
          <text:p text:style-name="P8"><text:span text:style-name="T2">Tarefa 2.8.</text:span> Obter unha lista de todos os artigos que teñan un prezo de compra superior ao prezo de compra do artigo con código ' 0713242'.</text:p>
        </text:list-item>
      </text:list>
      <text:p text:style-name="P3">SELECT a1.*<text:line-break/>FROM artigos AS a1<text:line-break/>JOIN artigos AS a2 ON a1.art_pc &lt; a2.art_pc<text:line-break/>WHERE a2.art_codigo = '0713242';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3-07T09:58:27.358000000</dc:date>
    <meta:editing-duration>PT57M44S</meta:editing-duration>
    <meta:editing-cycles>11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0" meta:word-count="526" meta:character-count="3302" meta:non-whitespace-character-count="2796"/>
  </office:meta>
</office:document-meta>
</file>